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7378" officeooo:paragraph-rsid="00052476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e90d2" officeooo:paragraph-rsid="00052476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e90d2" officeooo:paragraph-rsid="00052476"/>
    </style:style>
    <style:style style:name="P4" style:family="paragraph" style:parent-style-name="Standard">
      <style:text-properties officeooo:paragraph-rsid="00052476"/>
    </style:style>
    <style:style style:name="P5" style:family="paragraph" style:parent-style-name="Standard">
      <style:text-properties officeooo:rsid="00052476" officeooo:paragraph-rsid="0006afea"/>
    </style:style>
    <style:style style:name="P6" style:family="paragraph" style:parent-style-name="Standard">
      <style:text-properties officeooo:rsid="000853da" officeooo:paragraph-rsid="000853da"/>
    </style:style>
    <style:style style:name="T1" style:family="text">
      <style:text-properties officeooo:rsid="001e90d2"/>
    </style:style>
    <style:style style:name="T2" style:family="text">
      <style:text-properties officeooo:rsid="001f7378"/>
    </style:style>
    <style:style style:name="T3" style:family="text">
      <style:text-properties officeooo:rsid="00247076"/>
    </style:style>
    <style:style style:name="T4" style:family="text">
      <style:text-properties officeooo:rsid="00052476"/>
    </style:style>
    <style:style style:name="T5" style:family="text">
      <style:text-properties officeooo:rsid="0006afea"/>
    </style:style>
    <style:style style:name="T6" style:family="text">
      <style:text-properties officeooo:rsid="000853da"/>
    </style:style>
    <style:style style:name="T7" style:family="text">
      <style:text-properties officeooo:rsid="0009e4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arning diary for exercise 1.1</text:p>
      <text:p text:style-name="P4"><text:span text:style-name="T1">1-</text:span>How long did you work on the exercise (in minutes or hours)</text:p>
      <text:p text:style-name="P4"/>
      <text:p text:style-name="P3"><text:s/><text:span text:style-name="T4">T</text:span>he exercise took me around <text:span text:style-name="T4">8 </text:span>hours .</text:p>
      <text:p text:style-name="P3"/>
      <text:p text:style-name="P4"><text:span text:style-name="T1">2- </text:span>Describe the approach of your solution. Discuss aspects such as the network operations, error handling, overall design. Why did you choose this approach?</text:p>
      <text:p text:style-name="P4"/>
      <text:p text:style-name="P5">I start creating,connecting socket ,sending and receiving information. <text:span text:style-name="T5">Due to the big size of object receive <text:s/>from the server I was reading in the buffer that I have allocated dynamically with the malloc function . </text:span></text:p>
      <text:p text:style-name="P3"/>
      <text:p text:style-name="P4"><text:span text:style-name="T1">3-</text:span><text:bookmark text:name="yui_3_17_2_3_1453836398181_74"/>Did you have any failures or problems before successful solution? Discuss (your analysis) of the reasons of problems, and how you fixed them.</text:p>
      <text:p text:style-name="P4"/>
      <text:p text:style-name="P6">The problem that I had , I totally forgot to send the last 0 that the server was waiting in order to send me OK , It made me to spend lot of hours<text:span text:style-name="T7">(around 6h)</text:span> without noticing this kind of mistake . But likely a friend who has done his program found that problem . Then I got <text:span text:style-name="T7">OK</text:span> from server</text:p>
      <text:p text:style-name="P3"/>
      <text:p text:style-name="P4"><text:span text:style-name="T2">4-</text:span>Did you learn anything? (or did you know it already? or did you not understand what were you supposed to learn?)</text:p>
      <text:p text:style-name="P4"/>
      <text:p text:style-name="P1">I learned <text:span text:style-name="T5">how to receive a huge amount of Byte from the server and How to manupilate them. <text:s/>I al</text:span>so <text:span text:style-name="T6">learned </text:span>what I was supposed <text:span text:style-name="T3">to </text:span>learn <text:span text:style-name="T3">and </text:span><text:s/><text:span text:style-name="T3">those </text:span>help me in this exercise achievment <text:s/>and It was successful learning since I got OK from the server.</text:p>
      <text:p text:style-name="P1"/>
      <text:p text:style-name="P4"><text:span text:style-name="T2">5-</text:span><text:bookmark text:name="yui_3_17_2_3_1453836398181_76"/>Give feedback about exercise and related material. Is there something that could be improved?</text:p>
      <text:p text:style-name="P4"/>
      <text:p text:style-name="P6">The material was good and also it was a nice <text:s/>exercise to learn <text:s/>how to handle large chunks of data with different <text:s/>time gap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21:33:52.130773901</meta:creation-date>
    <dc:date>2016-01-27T17:56:12.478506264</dc:date>
    <meta:editing-duration>PT4H16M45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274" meta:character-count="1514" meta:non-whitespace-character-count="1242"/>
  </office:meta>
</office:document-meta>
</file>